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3.0063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number-columns-repeated="56" table:default-cell-style-name="ce9"/>
        <table:table-column table:style-name="co7" table:default-cell-style-name="ce11"/>
        <table:table-column table:style-name="co7" table:number-columns-repeated="960" table:default-cell-style-name="ce12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George Orwe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3-15" calcext:value-type="date">
            <text:p>15 Mar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நாடர் வரலாறு கருப்பா? காவியா?</text:p>
          </table:table-cell>
          <table:table-cell office:value-type="string" calcext:value-type="string">
            <text:p>லஜபதி ராய்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19-04-05" calcext:value-type="date">
            <text:p>05 Apr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5-27" calcext:value-type="date">
            <text:p>27 May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வெக்கை</text:p>
          </table:table-cell>
          <table:table-cell office:value-type="string" calcext:value-type="string">
            <text:p>பூமணி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கதை</text:p>
          </table:table-cell>
          <table:table-cell office:value-type="date" office:date-value="2019-05-31" calcext:value-type="date">
            <text:p>31 May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e Subtle Art of Not Giving a Fuck</text:p>
          </table:table-cell>
          <table:table-cell office:value-type="string" calcext:value-type="string">
            <text:p>Mark Mans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19-06-05" calcext:value-type="date">
            <text:p>05 Jun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ஸீரோ டிகிர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கதை</text:p>
          </table:table-cell>
          <table:table-cell office:value-type="date" office:date-value="2019-06-08" calcext:value-type="date">
            <text:p>08 Jun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Paulo Coelh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10" calcext:value-type="date">
            <text:p>10 Jun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etamorphosis</text:p>
          </table:table-cell>
          <table:table-cell office:value-type="string" calcext:value-type="string">
            <text:p>Franz Kafk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14" calcext:value-type="date">
            <text:p>14 Jun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urder on the Orient Express</text:p>
          </table:table-cell>
          <table:table-cell office:value-type="string" calcext:value-type="string">
            <text:p>Agatha Christi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22" calcext:value-type="date">
            <text:p>22 Jun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he Old Man and the Sea</text:p>
          </table:table-cell>
          <table:table-cell office:value-type="string" calcext:value-type="string">
            <text:p>Ernest Hemingwa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29" calcext:value-type="date">
            <text:p>29 Jun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ive Point Someone</text:p>
          </table:table-cell>
          <table:table-cell office:value-type="string" calcext:value-type="string">
            <text:p>Chetan Bhaga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7-16" calcext:value-type="date">
            <text:p>16 Jul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ight Club</text:p>
          </table:table-cell>
          <table:table-cell office:value-type="string" calcext:value-type="string">
            <text:p>Chuck Palahniu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8-12" calcext:value-type="date">
            <text:p>12 Aug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19-09-30" calcext:value-type="date">
            <text:p>30 Sep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0-06" calcext:value-type="date">
            <text:p>06 Oct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ide and Prejudice</text:p>
          </table:table-cell>
          <table:table-cell office:value-type="string" calcext:value-type="string">
            <text:p>Jane Aust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08" calcext:value-type="date">
            <text:p>08 Dec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here Was No One at the Bus Stop</text:p>
          </table:table-cell>
          <table:table-cell office:value-type="string" calcext:value-type="string">
            <text:p>Shirshendu Mukhopadhya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09" calcext:value-type="date">
            <text:p>09 Dec 201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urtles All The Way Down</text:p>
          </table:table-cell>
          <table:table-cell office:value-type="string" calcext:value-type="string">
            <text:p>John Gree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15" calcext:value-type="date">
            <text:p>15 Dec 201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1:.E17])" office:value-type="float" office:value="3798" calcext:value-type="float">
            <text:p>3798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01:09:27.489919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28T00:14:08.916071503</dc:date>
    <meta:editing-duration>PT32M47S</meta:editing-duration>
    <meta:editing-cycles>16</meta:editing-cycles>
    <meta:document-statistic meta:table-count="1" meta:cell-count="120" meta:object-count="0"/>
  </office:meta>
</office:document-meta>
</file>